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A0000043860CB2177.png"/>
  <manifest:file-entry manifest:media-type="image/png" manifest:full-path="Pictures/100000000000035A00000438EA9E28D3.png"/>
  <manifest:file-entry manifest:media-type="image/png" manifest:full-path="Pictures/100000000000035A00000438200B08A8.png"/>
  <manifest:file-entry manifest:media-type="image/png" manifest:full-path="Pictures/100000000000035A0000043842BC204A.png"/>
  <manifest:file-entry manifest:media-type="image/png" manifest:full-path="Pictures/100000000000035A00000438EC846934.png"/>
  <manifest:file-entry manifest:media-type="image/png" manifest:full-path="Pictures/100000000000035A0000043804F03B39.png"/>
  <manifest:file-entry manifest:media-type="image/png" manifest:full-path="Pictures/100000000000035A00000438558724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91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4.658cm" svg:x="1.001cm" svg:y="2.282cm">
          <draw:image xlink:href="Pictures/100000000000035A0000043860CB2177.png" xlink:type="simple" xlink:show="embed" xlink:actuate="onLoad">
            <text:p/>
          </draw:image>
        </draw:frame>
        <draw:frame draw:style-name="gr2" draw:text-style-name="P2" draw:layer="layout" svg:width="19.59cm" svg:height="1.199cm" svg:x="1cm" svg:y="1.036cm">
          <draw:text-box>
            <text:p text:style-name="P2"><text:span text:style-name="T1">https://www.aliexpress.com/item/Non-Magnetic-coin-2015-Canada-Gold-Maple-Leaf-coin-1-oz-50-BU-50pcs-lot-free/32555167302.html?spm=2114.40010208.4.50.f8s87G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9.589cm" svg:height="24.658cm" svg:x="1.217cm" svg:y="1.758cm">
          <draw:image xlink:href="Pictures/100000000000035A00000438558724C1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9.589cm" svg:height="24.658cm" svg:x="1.001cm" svg:y="1.7cm">
          <draw:image xlink:href="Pictures/100000000000035A0000043804F03B39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9.589cm" svg:height="24.658cm" svg:x="1.001cm" svg:y="1.8cm">
          <draw:image xlink:href="Pictures/100000000000035A00000438EC846934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9.589cm" svg:height="24.658cm" svg:x="1.001cm" svg:y="1.5cm">
          <draw:image xlink:href="Pictures/100000000000035A00000438EA9E28D3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9.589cm" svg:height="24.658cm" svg:x="1.001cm" svg:y="1.742cm">
          <draw:image xlink:href="Pictures/100000000000035A0000043842BC204A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19.589cm" svg:height="24.658cm" svg:x="1.001cm" svg:y="1.942cm">
          <draw:image xlink:href="Pictures/100000000000035A00000438200B08A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du Hociung</meta:initial-creator>
    <meta:creation-date>2017-03-11T15:38:48.92</meta:creation-date>
    <dc:date>2017-03-11T15:46:41.24</dc:date>
    <dc:creator>Radu Hociung</dc:creator>
    <meta:editing-duration>PT7M52S</meta:editing-duration>
    <meta:editing-cycles>1</meta:editing-cycles>
    <meta:document-statistic meta:object-count="8"/>
    <meta:generator>OpenOffice/4.0.1$Win32 OpenOffice.org_project/401m5$Build-9714</meta:generator>
  </office:meta>
</office:document-meta>
</file>